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3591in" fo:margin-right="2.4028in" fo:margin-top="0.0571in" fo:margin-bottom="0in" loext:contextual-spacing="false" fo:text-align="center" style:justify-single-word="false" fo:text-indent="-0.0035in" style:auto-text-indent="false"/>
      <style:text-properties style:font-name="DejaVu Sans" fo:font-size="8pt" fo:font-weight="normal" officeooo:paragraph-rsid="0006e499" style:font-name-asian="DejaVu Sans1" style:font-size-asian="8pt" style:font-weight-asian="normal" style:font-name-complex="DejaVu Sans1" style:font-size-complex="8pt" style:font-weight-complex="normal"/>
    </style:style>
    <style:style style:name="P2" style:family="paragraph" style:parent-style-name="Standard">
      <style:paragraph-properties fo:margin-left="0.0709in" fo:margin-right="0in" fo:line-height="0.1528in" fo:text-align="start" style:justify-single-word="false" fo:text-indent="0in" style:auto-text-indent="false"/>
    </style:style>
    <style:style style:name="P3" style:family="paragraph" style:parent-style-name="Standard">
      <style:paragraph-properties fo:margin-left="0.0709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.0709in" fo:margin-right="0in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5" style:family="paragraph" style:parent-style-name="Standard">
      <style:paragraph-properties fo:margin-left="0.0709in" fo:margin-right="0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6" style:family="paragraph" style:parent-style-name="Standard">
      <style:paragraph-properties fo:margin-left="0.0709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7" style:family="paragraph" style:parent-style-name="Standard">
      <style:paragraph-properties fo:margin-top="0.0091in" fo:margin-bottom="0in" loext:contextual-spacing="false" fo:line-height="0.1528in"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margin-left="1.0555in" fo:margin-right="0in" fo:margin-top="0.0008in" fo:margin-bottom="0in" loext:contextual-spacing="false" fo:text-align="start" style:justify-single-word="false" fo:text-indent="0in" style:auto-text-indent="false"/>
    </style:style>
    <style:style style:name="P9" style:family="paragraph" style:parent-style-name="Standard">
      <style:paragraph-properties fo:margin-left="1.0555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0" style:family="paragraph" style:parent-style-name="Standard">
      <style:paragraph-properties fo:margin-left="1.0555in" fo:margin-right="0in" fo:line-height="0.1528in" fo:text-align="start" style:justify-single-word="false" fo:text-indent="0in" style:auto-text-indent="false"/>
    </style:style>
    <style:style style:name="P11" style:family="paragraph" style:parent-style-name="Standard">
      <style:paragraph-properties fo:margin-left="1.0555in" fo:margin-right="0in" fo:text-align="start" style:justify-single-word="false" fo:text-indent="0in" style:auto-text-indent="false"/>
    </style:style>
    <style:style style:name="P12" style:family="paragraph" style:parent-style-name="Standard">
      <style:paragraph-properties fo:margin-left="1.0555in" fo:margin-right="0in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3" style:family="paragraph" style:parent-style-name="Standard">
      <style:paragraph-properties fo:margin-left="1.0555in" fo:margin-right="0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4" style:family="paragraph" style:parent-style-name="Standard">
      <style:paragraph-properties fo:margin-left="1.1429in" fo:margin-right="0.211in" fo:text-align="start" style:justify-single-word="false" fo:text-indent="-0.0874in" style:auto-text-indent="false"/>
    </style:style>
    <style:style style:name="P15" style:family="paragraph" style:parent-style-name="Standard">
      <style:paragraph-properties fo:margin-left="1.1429in" fo:margin-right="0in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6" style:family="paragraph" style:parent-style-name="Standard">
      <style:paragraph-properties fo:margin-left="1.1429in" fo:margin-right="0.4882in" fo:margin-top="0.0008in" fo:margin-bottom="0in" loext:contextual-spacing="false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7" style:family="paragraph" style:parent-style-name="Standard">
      <style:paragraph-properties fo:margin-left="1.0555in" fo:margin-right="0.5291in" fo:text-align="start" style:justify-single-word="false" fo:text-indent="-0.9846in" style:auto-text-indent="false"/>
      <style:text-properties style:font-name="DejaVu Sans" fo:font-size="10pt" officeooo:paragraph-rsid="0003982f" style:font-name-asian="DejaVu Sans1" style:font-size-asian="10pt" style:font-name-complex="DejaVu Sans1" style:font-size-complex="10pt"/>
    </style:style>
    <style:style style:name="P18" style:family="paragraph" style:parent-style-name="Standard">
      <style:paragraph-properties fo:margin-left="0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fo:font-weight="bold" style:font-name-asian="DejaVu Sans1" style:font-size-asian="10pt" style:font-weight-asian="bold" style:font-name-complex="DejaVu Sans1" style:font-size-complex="10pt"/>
    </style:style>
    <style:style style:name="P19" style:family="paragraph" style:parent-style-name="Standard" style:master-page-name="Standard">
      <style:paragraph-properties fo:margin-left="2.3591in" fo:margin-right="2.4028in" fo:margin-top="0.0571in" fo:margin-bottom="0in" loext:contextual-spacing="false" fo:text-align="center" style:justify-single-word="false" fo:text-indent="-0.0035in" style:auto-text-indent="false" style:page-number="auto"/>
      <style:text-properties fo:font-size="12pt" officeooo:paragraph-rsid="0006e499" style:font-size-asian="12pt" style:font-size-complex="12pt"/>
    </style:style>
    <style:style style:name="P20" style:family="paragraph" style:parent-style-name="Standard">
      <style:paragraph-properties fo:margin-left="2.3591in" fo:margin-right="2.4028in" fo:margin-top="0.0571in" fo:margin-bottom="0in" loext:contextual-spacing="false" fo:text-align="center" style:justify-single-word="false" fo:text-indent="-0.0035in" style:auto-text-indent="false"/>
      <style:text-properties fo:font-size="8pt" officeooo:paragraph-rsid="0006e499" style:font-size-asian="8pt" style:font-size-complex="8pt"/>
    </style:style>
    <style:style style:name="P21" style:family="paragraph" style:parent-style-name="Standard">
      <style:paragraph-properties fo:margin-left="0.0709in" fo:margin-right="0in" fo:text-align="start" style:justify-single-word="false" fo:text-indent="0in" style:auto-text-indent="false"/>
      <style:text-properties style:font-name="DejaVu Sans" fo:font-size="10pt" officeooo:rsid="000eaf41" officeooo:paragraph-rsid="000eaf41" style:font-name-asian="DejaVu Sans1" style:font-size-asian="10pt" style:font-name-complex="DejaVu Sans1" style:font-size-complex="10pt"/>
    </style:style>
    <style:style style:name="P22" style:family="paragraph" style:parent-style-name="Standard">
      <style:paragraph-properties fo:margin-left="0.0709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style:text-underline-style="solid" style:text-underline-width="auto" style:text-underline-color="font-color" officeooo:rsid="000eaf41" officeooo:paragraph-rsid="000eaf41" style:font-name-asian="DejaVu Sans1" style:font-size-asian="10pt" style:font-name-complex="DejaVu Sans1" style:font-size-complex="10pt"/>
    </style:style>
    <style:style style:name="P23" style:family="paragraph" style:parent-style-name="Standard">
      <style:paragraph-properties fo:margin-left="1.0555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24" style:family="paragraph" style:parent-style-name="Standard">
      <style:paragraph-properties fo:margin-left="1.0555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officeooo:rsid="00113a89" officeooo:paragraph-rsid="00113a89" style:font-name-asian="DejaVu Sans1" style:font-size-asian="10pt" style:font-name-complex="DejaVu Sans1" style:font-size-complex="10pt"/>
    </style:style>
    <style:style style:name="P25" style:family="paragraph" style:parent-style-name="Standard">
      <style:paragraph-properties fo:margin-left="1.0555in" fo:margin-right="0in" fo:margin-top="0.0008in" fo:margin-bottom="0in" loext:contextual-spacing="false" fo:line-height="0.1528in" fo:text-align="start" style:justify-single-word="false" fo:text-indent="0in" style:auto-text-indent="false"/>
      <style:text-properties fo:font-weight="normal" officeooo:rsid="0012c6ca" officeooo:paragraph-rsid="0014576d" style:font-weight-asian="normal" style:font-weight-complex="normal"/>
    </style:style>
    <style:style style:name="P26" style:family="paragraph" style:parent-style-name="Standard">
      <style:paragraph-properties fo:margin-left="1.0555in" fo:margin-right="0in" fo:text-align="start" style:justify-single-word="false" fo:text-indent="0in" style:auto-text-indent="false"/>
      <style:text-properties style:font-name="DejaVu Sans" fo:font-size="10pt" officeooo:paragraph-rsid="0012c6ca" style:font-name-asian="DejaVu Sans1" style:font-size-asian="10pt" style:font-name-complex="DejaVu Sans1" style:font-size-complex="10pt"/>
    </style:style>
    <style:style style:name="P27" style:family="paragraph" style:parent-style-name="Standard">
      <style:paragraph-properties fo:margin-left="1.0555in" fo:margin-right="0in" fo:text-align="start" style:justify-single-word="false" fo:text-indent="0in" style:auto-text-indent="false"/>
      <style:text-properties style:font-name="DejaVu Sans" fo:font-size="10pt" officeooo:paragraph-rsid="001576b4" style:font-name-asian="DejaVu Sans1" style:font-size-asian="10pt" style:font-name-complex="DejaVu Sans1" style:font-size-complex="10pt"/>
    </style:style>
    <style:style style:name="P28" style:family="paragraph" style:parent-style-name="Standard">
      <style:paragraph-properties fo:margin-left="1.0555in" fo:margin-right="0in" fo:text-align="start" style:justify-single-word="false" fo:text-indent="0in" style:auto-text-indent="false"/>
      <style:text-properties officeooo:paragraph-rsid="0012c6ca"/>
    </style:style>
    <style:style style:name="P29" style:family="paragraph" style:parent-style-name="Standard">
      <style:paragraph-properties fo:margin-left="1.0555in" fo:margin-right="0in" fo:text-align="start" style:justify-single-word="false" fo:text-indent="0in" style:auto-text-indent="false"/>
      <style:text-properties officeooo:paragraph-rsid="001576b4"/>
    </style:style>
    <style:style style:name="P30" style:family="paragraph" style:parent-style-name="Standard">
      <style:paragraph-properties fo:margin-left="1.0555in" fo:margin-right="0in" fo:line-height="0.1528in" fo:text-align="start" style:justify-single-word="false" fo:text-indent="0in" style:auto-text-indent="false"/>
      <style:text-properties officeooo:paragraph-rsid="001576b4"/>
    </style:style>
    <style:style style:name="P31" style:family="paragraph" style:parent-style-name="Standard">
      <style:paragraph-properties fo:margin-left="1.0555in" fo:margin-right="0in" fo:line-height="0.1528in" fo:text-align="start" style:justify-single-word="false" fo:text-indent="0in" style:auto-text-indent="false"/>
      <style:text-properties fo:font-weight="normal" officeooo:paragraph-rsid="0012c6ca" style:font-weight-asian="normal" style:font-weight-complex="normal"/>
    </style:style>
    <style:style style:name="P32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</style:style>
    <style:style style:name="P33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officeooo:paragraph-rsid="00124fa8"/>
    </style:style>
    <style:style style:name="P34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officeooo:paragraph-rsid="001576b4"/>
    </style:style>
    <style:style style:name="P35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officeooo:rsid="00113a89" officeooo:paragraph-rsid="00113a89"/>
    </style:style>
    <style:style style:name="P36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weight="bold" officeooo:rsid="00113a89" officeooo:paragraph-rsid="00113a89" style:font-weight-asian="bold" style:font-weight-complex="bold"/>
    </style:style>
    <style:style style:name="P37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weight="bold" officeooo:rsid="00113a89" officeooo:paragraph-rsid="00124fa8" style:font-weight-asian="bold" style:font-weight-complex="bold"/>
    </style:style>
    <style:style style:name="P38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weight="bold" officeooo:rsid="0012c6ca" officeooo:paragraph-rsid="0012c6ca" style:font-weight-asian="bold" style:font-weight-complex="bold"/>
    </style:style>
    <style:style style:name="P39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weight="normal" officeooo:rsid="00113a89" officeooo:paragraph-rsid="00113a89" style:font-weight-asian="normal" style:font-weight-complex="normal"/>
    </style:style>
    <style:style style:name="P40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size="11pt" fo:font-weight="bold" officeooo:paragraph-rsid="0012c6ca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size="11pt" fo:font-weight="normal" officeooo:paragraph-rsid="0012c6ca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  <style:text-properties fo:font-size="11pt" fo:font-weight="normal" officeooo:paragraph-rsid="001576b4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top="0.0098in" fo:margin-bottom="0in" loext:contextual-spacing="false" fo:line-height="0.1528in" fo:text-align="start" style:justify-single-word="false"/>
      <style:text-properties fo:font-size="11pt" officeooo:paragraph-rsid="0012c6ca" style:font-size-asian="11pt" style:font-size-complex="11pt"/>
    </style:style>
    <style:style style:name="P44" style:family="paragraph" style:parent-style-name="Standard">
      <style:paragraph-properties fo:margin-top="0.0098in" fo:margin-bottom="0in" loext:contextual-spacing="false" fo:line-height="0.1528in" fo:text-align="start" style:justify-single-word="false"/>
      <style:text-properties fo:font-size="11pt" officeooo:paragraph-rsid="001576b4" style:font-size-asian="11pt" style:font-size-complex="11pt"/>
    </style:style>
    <style:style style:name="P45" style:family="paragraph" style:parent-style-name="Standard">
      <style:paragraph-properties fo:margin-top="0.0098in" fo:margin-bottom="0in" loext:contextual-spacing="false" fo:line-height="0.1528in" fo:text-align="start" style:justify-single-word="false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0pt" fo:font-weight="bold" style:font-name-asian="DejaVu Sans1" style:font-size-asian="10pt" style:font-weight-asian="bold" style:font-name-complex="DejaVu Sans1" style:font-size-complex="10pt"/>
    </style:style>
    <style:style style:name="T2" style:family="text">
      <style:text-properties style:font-name="DejaVu Sans" fo:font-size="10pt" fo:font-weight="bold" officeooo:rsid="0012c6ca" style:font-name-asian="DejaVu Sans1" style:font-size-asian="10pt" style:font-weight-asian="bold" style:font-name-complex="DejaVu Sans1" style:font-size-complex="10pt"/>
    </style:style>
    <style:style style:name="T3" style:family="text">
      <style:text-properties style:font-name="DejaVu Sans" fo:font-size="10pt" style:font-name-asian="DejaVu Sans1" style:font-size-asian="10pt" style:font-name-complex="DejaVu Sans1" style:font-size-complex="10pt"/>
    </style:style>
    <style:style style:name="T4" style:family="text">
      <style:text-properties style:font-name="DejaVu Sans" fo:font-size="10pt" officeooo:rsid="0003982f" style:font-name-asian="DejaVu Sans1" style:font-size-asian="10pt" style:font-name-complex="DejaVu Sans1" style:font-size-complex="10pt"/>
    </style:style>
    <style:style style:name="T5" style:family="text">
      <style:text-properties style:font-name="DejaVu Sans" fo:font-size="10pt" officeooo:rsid="000452a9" style:font-name-asian="DejaVu Sans1" style:font-size-asian="10pt" style:font-name-complex="DejaVu Sans1" style:font-size-complex="10pt"/>
    </style:style>
    <style:style style:name="T6" style:family="text">
      <style:text-properties style:font-name="DejaVu Sans" fo:font-size="10pt" officeooo:rsid="0009b1d2" style:font-name-asian="DejaVu Sans1" style:font-size-asian="10pt" style:font-name-complex="DejaVu Sans1" style:font-size-complex="10pt"/>
    </style:style>
    <style:style style:name="T7" style:family="text">
      <style:text-properties style:font-name="DejaVu Sans" fo:font-size="10pt" officeooo:rsid="000b7eec" style:font-name-asian="DejaVu Sans1" style:font-size-asian="10pt" style:font-name-complex="DejaVu Sans1" style:font-size-complex="10pt"/>
    </style:style>
    <style:style style:name="T8" style:family="text">
      <style:text-properties style:font-name="DejaVu Sans" fo:font-size="10pt" officeooo:rsid="0012c6ca" style:font-name-asian="DejaVu Sans1" style:font-size-asian="10pt" style:font-name-complex="DejaVu Sans1" style:font-size-complex="10pt"/>
    </style:style>
    <style:style style:name="T9" style:family="text">
      <style:text-properties style:font-name="DejaVu Sans" fo:font-size="10pt" officeooo:rsid="0014576d" style:font-name-asian="DejaVu Sans1" style:font-size-asian="10pt" style:font-name-complex="DejaVu Sans1" style:font-size-complex="10pt"/>
    </style:style>
    <style:style style:name="T10" style:family="text">
      <style:text-properties style:font-name="DejaVu Sans" fo:font-size="10pt" officeooo:rsid="0015468b" style:font-name-asian="DejaVu Sans1" style:font-size-asian="10pt" style:font-name-complex="DejaVu Sans1" style:font-size-complex="10pt"/>
    </style:style>
    <style:style style:name="T11" style:family="text">
      <style:text-properties style:font-name="DejaVu Sans" fo:font-size="10pt" fo:font-weight="normal" style:font-name-asian="DejaVu Sans1" style:font-size-asian="10pt" style:font-weight-asian="normal" style:font-name-complex="DejaVu Sans1" style:font-size-complex="10pt" style:font-weight-complex="normal"/>
    </style:style>
    <style:style style:name="T12" style:family="text">
      <style:text-properties style:font-name="DejaVu Sans" fo:font-size="10pt" fo:font-weight="normal" officeooo:rsid="0003982f" style:font-name-asian="DejaVu Sans1" style:font-size-asian="10pt" style:font-weight-asian="normal" style:font-name-complex="DejaVu Sans1" style:font-size-complex="10pt" style:font-weight-complex="normal"/>
    </style:style>
    <style:style style:name="T13" style:family="text">
      <style:text-properties style:font-name="DejaVu Sans" fo:font-size="10pt" fo:font-weight="normal" officeooo:rsid="00124fa8" style:font-name-asian="DejaVu Sans1" style:font-size-asian="10pt" style:font-weight-asian="normal" style:font-name-complex="DejaVu Sans1" style:font-size-complex="10pt" style:font-weight-complex="normal"/>
    </style:style>
    <style:style style:name="T14" style:family="text">
      <style:text-properties style:font-name="DejaVu Sans" fo:font-size="10pt" fo:font-weight="normal" officeooo:rsid="0012c6ca" style:font-name-asian="DejaVu Sans1" style:font-size-asian="10pt" style:font-weight-asian="normal" style:font-name-complex="DejaVu Sans1" style:font-size-complex="10pt" style:font-weight-complex="normal"/>
    </style:style>
    <style:style style:name="T15" style:family="text">
      <style:text-properties style:font-name="DejaVu Sans" fo:font-size="10pt" fo:font-weight="normal" officeooo:rsid="0014576d" style:font-name-asian="DejaVu Sans1" style:font-size-asian="10pt" style:font-weight-asian="normal" style:font-name-complex="DejaVu Sans1" style:font-size-complex="10pt" style:font-weight-complex="normal"/>
    </style:style>
    <style:style style:name="T16" style:family="text">
      <style:text-properties style:font-name="DejaVu Sans" fo:font-size="10pt" fo:font-weight="normal" officeooo:rsid="0015468b" style:font-name-asian="DejaVu Sans1" style:font-size-asian="10pt" style:font-weight-asian="normal" style:font-name-complex="DejaVu Sans1" style:font-size-complex="10pt" style:font-weight-complex="normal"/>
    </style:style>
    <style:style style:name="T17" style:family="text">
      <style:text-properties style:font-name="DejaVu Sans" fo:font-weight="bold" style:font-name-asian="DejaVu Sans1" style:font-weight-asian="bold" style:font-name-complex="DejaVu Sans1"/>
    </style:style>
    <style:style style:name="T18" style:family="text">
      <style:text-properties style:font-name="DejaVu Sans" fo:font-weight="bold" officeooo:rsid="0008b950" style:font-name-asian="DejaVu Sans1" style:font-weight-asian="bold" style:font-name-complex="DejaVu Sans1"/>
    </style:style>
    <style:style style:name="T19" style:family="text">
      <style:text-properties style:font-name="DejaVu Sans" style:font-name-asian="DejaVu Sans1" style:font-name-complex="DejaVu Sans1"/>
    </style:style>
    <style:style style:name="T20" style:family="text">
      <style:text-properties style:font-name="DejaVu Sans" officeooo:rsid="0006e499" style:font-name-asian="DejaVu Sans1" style:font-name-complex="DejaVu Sans1"/>
    </style:style>
    <style:style style:name="T21" style:family="text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T22" style:family="text">
      <style:text-properties style:font-name="Liberation Serif" fo:font-size="10pt" officeooo:rsid="0012c6ca" style:font-name-asian="Liberation Serif1" style:font-size-asian="10pt" style:font-name-complex="Liberation Serif1" style:font-size-complex="10pt"/>
    </style:style>
    <style:style style:name="T23" style:family="text">
      <style:text-properties style:font-name="Liberation Serif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T24" style:family="text">
      <style:text-properties style:font-name="Liberation Serif" fo:font-size="10pt" fo:font-weight="normal" officeooo:rsid="00124fa8" style:font-name-asian="Liberation Serif1" style:font-size-asian="10pt" style:font-weight-asian="normal" style:font-name-complex="Liberation Serif1" style:font-size-complex="10pt" style:font-weight-complex="normal"/>
    </style:style>
    <style:style style:name="T25" style:family="text">
      <style:text-properties officeooo:rsid="000a9ae3"/>
    </style:style>
    <style:style style:name="T26" style:family="text">
      <style:text-properties officeooo:rsid="000cc9a6"/>
    </style:style>
    <style:style style:name="T27" style:family="text">
      <style:text-properties officeooo:rsid="000eaf41"/>
    </style:style>
    <style:style style:name="T28" style:family="text">
      <style:text-properties style:text-underline-style="none"/>
    </style:style>
    <style:style style:name="T29" style:family="text">
      <style:text-properties officeooo:rsid="0012c6ca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in" svg:stroke-color="#3364a3" draw:stroke-linejoin="round" draw:fill="none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7">George C</text:span><text:span text:style-name="T18">haron</text:span><text:span text:style-name="T17"> Ward</text:span></text:p>
      <text:p text:style-name="P1">https://www.linkedin.com/in/georgecward</text:p>
      <text:p text:style-name="P20"><text:a xlink:type="simple" xlink:href="https://www.githbub.com/gcward18" text:style-name="Internet_20_link" text:visited-style-name="Visited_20_Internet_20_Link"><text:span text:style-name="T19">https://www.githbub.co</text:span></text:a><text:a xlink:type="simple" xlink:href="https://www.githbub.com/gcward18" text:style-name="Internet_20_link" text:visited-style-name="Visited_20_Internet_20_Link"><text:span text:style-name="T20">m/</text:span></text:a><text:a xlink:type="simple" xlink:href="https://www.githbub.com/gcward18" text:style-name="Internet_20_link" text:visited-style-name="Visited_20_Internet_20_Link"><text:span text:style-name="T19">gcward18</text:span></text:a></text:p>
      <text:p text:style-name="P20"><text:span text:style-name="T19"/></text:p>
      <text:p text:style-name="P22">Primary Address<text:span text:style-name="T28"><text:tab/><text:tab/><text:tab/><text:tab/> <text:s text:c="3"/></text:span>Alternate Address<text:span text:style-name="T28"><text:tab/><text:tab/><text:tab/><text:tab/> <text:s text:c="5"/></text:span>Contact Information</text:p>
      <text:p text:style-name="P6"><text:span text:style-name="T25">15 Southview<text:tab/> </text:span><text:s text:c="33"/><text:tab/> <text:s text:c="2"/><text:span text:style-name="T27">124 Streelman Way </text:span><text:tab/><text:tab/><text:tab/> <text:s text:c="5"/>gcwzf4@mst.edu</text:p>
      <text:p text:style-name="P4"><draw:g text:anchor-type="char" draw:z-index="0" draw:style-name="gr1"><draw:line draw:style-name="gr2" draw:text-style-name="P46" svg:x1="0.4945in" svg:y1="0.2299in" svg:x2="8.0362in" svg:y2="0.2091in"><text:p/></draw:line></draw:g>Rolla, MO 65401 <text:s text:c="35"/><text:tab/> <text:s text:c="5"/><text:span text:style-name="T27">Cary, NC 27513</text:span> <text:s text:c="42"/>573-714-8598</text:p>
      <text:p text:style-name="P7"/>
      <text:p text:style-name="P21">Objective <text:tab/> Seeking an internship position in the Raleigh area</text:p>
      <text:p text:style-name="P21"/>
      <text:p text:style-name="P5">Education <text:s text:c="5"/>Missouri University of Science and Technology (Missouri S&amp;T) <text:s text:c="14"/>Dec 2019</text:p>
      <text:p text:style-name="P18"><text:s/><text:tab/><text:tab/> B.S. Computer Science <text:s text:c="64"/>GPA 3.<text:span text:style-name="T25">624</text:span>/4.0</text:p>
      <text:p text:style-name="P7"/>
      <text:p text:style-name="P5">Courses<text:tab/> Databases &amp; File Structures <text:s text:c="3"/>Numerical Methods <text:s text:c="33"/>Algorithms</text:p>
      <text:p text:style-name="P12">Data Structures <text:s text:c="22"/>Statistics for Scientist &amp; Engineers <text:s text:c="9"/>Operating Systems</text:p>
      <text:p text:style-name="P7"/>
      <text:p text:style-name="P5">Experience <text:s text:c="4"/>Device Solutions <text:s text:c="85"/>Raleigh, NC</text:p>
      <text:p text:style-name="P8"><text:span text:style-name="T1">Software Development Intern<text:tab/><text:tab/><text:tab/><text:tab/><text:tab/><text:tab/></text:span><text:span text:style-name="T3">May 2018 – Aug 2018</text:span></text:p>
      <text:p text:style-name="P12">• Captured data and analyzed it using Wire Shark</text:p>
      <text:p text:style-name="P9">• Created Python scripts to produce simple statistics from data provided by Wire Shark</text:p>
      <text:p text:style-name="P12">• Developed a support/billing database</text:p>
      <text:p text:style-name="P9">• Designed Python library for interacting with database</text:p>
      <text:p text:style-name="P7"/>
      <text:p text:style-name="P13">WW Wood Products Inc. <text:s text:c="74"/>Dudley, MO</text:p>
      <text:p text:style-name="P10"><text:span text:style-name="T1">Software Development Intern<text:tab/><text:tab/><text:tab/><text:tab/><text:tab/><text:tab/></text:span><text:span text:style-name="T3">May 2017 – Sep 2017</text:span></text:p>
      <text:p text:style-name="P14"><text:span text:style-name="T21">• <text:s/></text:span><text:span text:style-name="T3">Developed a web based application utilizing C#, JavaScript, HTML, CSS, and SQL that <text:s text:c="3"/>took user inputs to f</text:span><text:span text:style-name="T5">i</text:span><text:span text:style-name="T3">nd doors of matching color and size, program had to parse over </text:span><text:span text:style-name="T6">25,000</text:span><text:span text:style-name="T3"> active doors in a given day.</text:span></text:p>
      <text:p text:style-name="P10"><text:span text:style-name="T21">• <text:s/></text:span><text:span text:style-name="T3">Connected with factory managers to ensure the web application met factory </text:span><text:span text:style-name="T4">floor</text:span><text:span text:style-name="T3"> needs</text:span></text:p>
      <text:p text:style-name="P11"><text:span text:style-name="T21">• <text:s/></text:span><text:span text:style-name="T3">Created automated tests to replace manual testing in two of company’s programs saving</text:span></text:p>
      <text:p text:style-name="P15">1-4 hours of labor per test run</text:p>
      <text:p text:style-name="P7"/>
      <text:p text:style-name="P13">Missouri S&amp;T <text:s text:c="86"/><text:tab/>Rolla, MO</text:p>
      <text:p text:style-name="P11"><text:span text:style-name="T1">Data Structures Lab Assistant and Grader<text:tab/><text:tab/><text:tab/><text:tab/></text:span><text:span text:style-name="T3">Jan 2018</text:span><text:span text:style-name="T21">–</text:span><text:span text:style-name="T3">Present</text:span></text:p>
      <text:p text:style-name="P10"><text:span text:style-name="T21">• </text:span><text:span text:style-name="T3">Assisted students with learning the fundamental Computer Science tools, such as version</text:span></text:p>
      <text:p text:style-name="P16">control(git), bash scripting, unit testing, Graphical User Interface tools (QT), and much more</text:p>
      <text:p text:style-name="P8"><text:span text:style-name="T21">• </text:span><text:span text:style-name="T3">Elaborated to students on how to utilize the tools that are presented in class</text:span></text:p>
      <text:p text:style-name="P10"><text:span text:style-name="T21">• </text:span><text:span text:style-name="T3">Collaborated with instructors on how to better develop the class</text:span></text:p>
      <text:p text:style-name="P45"><text:span text:style-name="T3"/></text:p>
      <text:p text:style-name="P35"><text:span text:style-name="T3">Sandia &amp; Las Alamo's National Labs<text:tab/><text:tab/><text:tab/><text:tab/><text:tab/>Albuquerque, NM</text:span></text:p>
      <text:p text:style-name="P36"><text:span text:style-name="T3">Cyber Security Boot-camp<text:tab/><text:tab/><text:tab/><text:tab/><text:tab/><text:tab/></text:span><text:span text:style-name="T11">Jan 2019</text:span></text:p>
      <text:p text:style-name="P39"><text:span text:style-name="T21">• <text:s/></text:span><text:span text:style-name="T3">Set up virtual machines using VMWare Player and Virtualbox and create networks that emulated real world networks</text:span></text:p>
      <text:p text:style-name="P37"><text:span text:style-name="T24">•</text:span><text:span text:style-name="T13"> Observed live virus on virtual network and gathered information on the virus’s actions using Procmon, refgsnotify, RegShot, and Wireshark </text:span></text:p>
      <text:p text:style-name="P33"><text:span text:style-name="T24">•</text:span><text:span text:style-name="T13"> Reviewed data gathered by various programs to determine the effects of the virus on the system </text:span></text:p>
      <text:p text:style-name="P43"/>
      <text:p text:style-name="P26"><text:span text:style-name="T29">Mars Rover Design Team</text:span> <text:s text:c="72"/><text:span text:style-name="T29">Rolla</text:span>, <text:span text:style-name="T29">MO</text:span></text:p>
      <text:p text:style-name="P28"><text:span text:style-name="T2">Team Member<text:tab/><text:tab/></text:span><text:span text:style-name="T1"><text:tab/><text:tab/><text:tab/><text:tab/><text:tab/><text:tab/></text:span><text:span text:style-name="T14">Jan</text:span><text:span text:style-name="T3"> 201</text:span><text:span text:style-name="T8">7</text:span><text:span text:style-name="T21">–</text:span><text:span text:style-name="T3">Apr 201</text:span><text:span text:style-name="T8">7</text:span></text:p>
      <text:p text:style-name="P31"><text:span text:style-name="T21">• <text:s/></text:span><text:span text:style-name="T8">Designed and implemented the Science Team’s travel storage system</text:span></text:p>
      <text:p text:style-name="P41"><text:span text:style-name="T21">• <text:s/></text:span><text:span text:style-name="T8">Soldered the wiring for various boards of the the robotic arm </text:span><text:span text:style-name="T10">of</text:span><text:span text:style-name="T8"> the rover</text:span></text:p>
      <text:p text:style-name="P41"><text:span text:style-name="T22">• </text:span><text:span text:style-name="T8"><text:s/>Ass</text:span><text:span text:style-name="T10">isted with</text:span><text:span text:style-name="T10"> machining of the spectrometer </text:span></text:p>
      <text:p text:style-name="P44"/>
      <text:p text:style-name="P27">United States Navy <text:s text:c="80"/><text:tab/>Sasebo, Japan</text:p>
      <text:p text:style-name="P29"><text:span text:style-name="T1">Aviation Structural Mechanic<text:tab/><text:tab/><text:tab/><text:tab/><text:tab/><text:tab/></text:span><text:span text:style-name="T3">May 2011</text:span><text:span text:style-name="T21">–</text:span><text:span text:style-name="T3">Apr 2015</text:span></text:p>
      <text:p text:style-name="P30"><text:span text:style-name="T21">• <text:s/></text:span><text:span text:style-name="T3">Supervised approximately 3-5 service members onboard ships tire and wheel shop</text:span></text:p>
      <text:p text:style-name="P34"><text:span text:style-name="T21">• <text:s/></text:span><text:span text:style-name="T3">Worked as a team to </text:span><text:span text:style-name="T4">effectively</text:span><text:span text:style-name="T3"> ensure aviation operations could be performed in a safe and timely manner</text:span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0"><text:span text:style-name="T3"/></text:p>
      <text:p text:style-name="P17"><text:soft-page-break/>Skills <text:s text:c="13"/>C++ <text:s text:c="22"/><text:tab/><text:tab/> <text:s text:c="3"/>Microsoft Visual Studios <text:s text:c="25"/>C# <text:tab/></text:p>
      <text:p text:style-name="P17"><text:tab/>Secret Security Clearance <text:s text:c="7"/>JavaScript <text:s text:c="35"/><text:tab/><text:tab/>Python 3 </text:p>
      <text:p text:style-name="P17"><text:tab/>C<text:tab/><text:tab/> <text:s text:c="26"/>SQL <text:s/><text:tab/> <text:s text:c="44"/><text:span text:style-name="T26">Py</text:span>QT </text:p>
      <text:p text:style-name="P9">Bash Shell <text:s text:c="31"/>GNU Make <text:s text:c="46"/>Unit Testing</text:p>
      <text:p text:style-name="P24">Node JS<text:tab/><text:tab/><text:tab/> <text:s text:c="4"/>REACT<text:tab/><text:tab/><text:tab/><text:tab/><text:tab/>Jest</text:p>
      <text:p text:style-name="P7"/>
      <text:p text:style-name="P3"><text:span text:style-name="T3">Honors &amp; <text:s text:c="7"/>ACM Sig</text:span><text:span text:style-name="T8">dot</text:span><text:span text:style-name="T3">com - </text:span><text:span text:style-name="T7">2018</text:span><text:span text:style-name="T3"> - </text:span><text:span text:style-name="T1">Active Member</text:span></text:p>
      <text:p text:style-name="P2"><text:span text:style-name="T3">Activities <text:s text:c="7"/>Missouri S&amp;T Mars Rover Design Team – </text:span><text:span text:style-name="T7">2017 </text:span><text:span text:style-name="T3">– </text:span><text:span text:style-name="T11">Member</text:span></text:p>
      <text:p text:style-name="P8"><text:span text:style-name="T3">Mega Miner AI – Spring 2018 –</text:span><text:span text:style-name="T11">Participant</text:span></text:p>
      <text:p text:style-name="P10"><text:span text:style-name="T3">Sham-Hacks – Fall 2018 -</text:span><text:span text:style-name="T11">Participant</text:span></text:p>
      <text:p text:style-name="P8"><text:span text:style-name="T3">Missouri National Guard </text:span><text:span text:style-name="T1">Solider of the Year Award </text:span><text:span text:style-name="T3">- 2017</text:span></text:p>
      <text:p text:style-name="P10"><text:span text:style-name="T3">Navy and Marine Corps </text:span><text:span text:style-name="T1">Achievement Medal – </text:span><text:span text:style-name="T3">2015</text:span></text:p>
      <text:p text:style-name="P11"><text:span text:style-name="T1">Dean’s List</text:span><text:span text:style-name="T3">(Missouri S&amp;T)</text:span></text:p>
      <text:p text:style-name="P10"><text:span text:style-name="T1">Dean’s List</text:span><text:span text:style-name="T3">(Three Rivers Colleg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28in" fo:page-height="11in" style:num-format="1" style:print-orientation="portrait" fo:margin-top="0.4307in" fo:margin-bottom="0.1945in" fo:margin-left="0.4307in" fo:margin-right="0.4307in" style:writing-mode="lr-tb" style:layout-grid-color="#c0c0c0" style:layout-grid-lines="263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8T11:01:15.848717649</dc:date>
    <meta:editing-duration>P1DT21H5M7S</meta:editing-duration>
    <meta:editing-cycles>13</meta:editing-cycles>
    <meta:document-statistic meta:table-count="0" meta:image-count="0" meta:object-count="0" meta:page-count="2" meta:paragraph-count="56" meta:word-count="496" meta:character-count="4229" meta:non-whitespace-character-count="27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